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04fa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c43b58b"/>
    </style:style>
    <style:style style:name="T15" style:family="text">
      <style:text-properties fo:color="#333333"/>
    </style:style>
    <style:style style:name="T16" style:family="text">
      <style:text-properties fo:color="#333333" officeooo:rsid="4c43b58b"/>
    </style:style>
    <style:style style:name="T17" style:family="text">
      <style:text-properties officeooo:rsid="40a74c4d"/>
    </style:style>
    <style:style style:name="T18" style:family="text">
      <style:text-properties officeooo:rsid="40bcd1a9"/>
    </style:style>
    <style:style style:name="T19" style:family="text">
      <style:text-properties officeooo:rsid="40cd93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4498618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9">受到 精神層個體、超能力個體 影響，有機率出現的 現象。</text:p>
              <text:list>
                <text:list-item>
                  <text:p text:style-name="P10">如同 酒醉、暈船 狀態。</text:p>
                </text:list-item>
              </text:list>
            </text:list-item>
            <text:list-item>
              <text:p text:style-name="P10">精神層個體。</text:p>
              <text:list>
                <text:list-item>
                  <text:p text:style-name="P10">精神層個體 無法影響 無機體個體、游離體個體。</text:p>
                  <text:list>
                    <text:list-item>
                      <text:p text:style-name="P11">明顯例子，精神層個體 無法，讓 水蒸氣 變成 冰塊。</text:p>
                      <text:list>
                        <text:list-item>
                          <text:p text:style-name="P11">精神層個體 無法，讓 水蒸氣<text:span text:style-name="T1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7">大氣壓 的情況之下，變成 冰塊</text:span>。</text:p>
                        </text:list-item>
                        <text:list-item>
                          <text:p text:style-name="P11">無法 是 無法、不能、做不到。</text:p>
                        </text:list-item>
                      </text:list>
                    </text:list-item>
                    <text:list-item>
                      <text:p text:style-name="P11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1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2">明顯例子，精神層個體 無法，讓 白銀 變成 黃金。</text:p>
                      <text:list>
                        <text:list-item>
                          <text:p text:style-name="P12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2">明顯例子，精神層個體 無法，讓 機械手錶 從 順時鐘旋轉 變成 逆時鐘旋轉。</text:p>
                    </text:list-item>
                    <text:list-item>
                      <text:p text:style-name="P12">明顯例子，精神層個體 無法，讓 機械手錶的 秒針做順時鐘旋轉、分針做逆時鐘旋轉。</text:p>
                    </text:list-item>
                    <text:list-item>
                      <text:p text:style-name="P12">明顯例子，精神層個體 無法，讓 盤子 變成 筷子。</text:p>
                    </text:list-item>
                    <text:list-item>
                      <text:p text:style-name="P12">明顯例子，精神層個體 無法，讓 完整的盤子 變成 碎掉的盤子。</text:p>
                    </text:list-item>
                    <text:list-item>
                      <text:p text:style-name="P12">明顯例子，精神層個體 無法，讓 碎掉的盤子 變成 完整的盤子。</text:p>
                    </text:list-item>
                    <text:list-item>
                      <text:p text:style-name="P12">明顯例子，精神層個體 無法，讓 順時鐘轉的陀螺 變成 逆時鐘轉的陀螺。</text:p>
                    </text:list-item>
                    <text:list-item>
                      <text:p text:style-name="P12">明顯例子，精神層個體 無法，讓 靜止不動的陀螺 變成 自己旋轉的陀螺。</text:p>
                    </text:list-item>
                    <text:list-item>
                      <text:p text:style-name="P12">明顯例子，精神層個體 無法，讓 飛機 變成 汽車。</text:p>
                    </text:list-item>
                    <text:list-item>
                      <text:p text:style-name="P12">明顯例子，精神層個體 無法，讓 鹽水 變成 純水。</text:p>
                    </text:list-item>
                    <text:list-item>
                      <text:p text:style-name="P12">明顯例子，精神層個體 無法，讓 牛奶 變成 牛。</text:p>
                    </text:list-item>
                    <text:list-item>
                      <text:p text:style-name="P12">明顯例子，精神層個體 無法，讓 企鵝 超音速飛行。</text:p>
                    </text:list-item>
                    <text:list-item>
                      <text:p text:style-name="P12">明顯例子，精神層個體 無法，讓 海豚 長出 羽毛。</text:p>
                    </text:list-item>
                    <text:list-item>
                      <text:p text:style-name="P12">明顯例子，精神層個體 無法，讓 人類 看到 <text:span text:style-name="T11">x</text:span><text:span text:style-name="T19">光。</text:span></text:p>
                    </text:list-item>
                    <text:list-item>
                      <text:p text:style-name="P12">明顯例子，精神層個體 無法，讓 人類 聽到<text:span text:style-name="T4"> 超音波</text:span>。</text:p>
                    </text:list-item>
                    <text:list-item>
                      <text:p text:style-name="P12">明顯例子，精神層個體 無法，讓 人類 划著空氣 往上浮。</text:p>
                    </text:list-item>
                    <text:list-item>
                      <text:p text:style-name="P12">明顯例子，精神層個體 無法，讓 人類的 指甲 停止生長。</text:p>
                    </text:list-item>
                    <text:list-item>
                      <text:p text:style-name="P12">明顯例子，精神層個體 無法，影響 人類的 情緒、記憶、血壓。</text:p>
                    </text:list-item>
                    <text:list-item>
                      <text:p text:style-name="P12">明顯例子，精神層個體 無法，讓 人類 從 男性 變成 女性。</text:p>
                    </text:list-item>
                    <text:list-item>
                      <text:p text:style-name="P12">明顯例子，精神層個體 無法，讓 人類 從 老年人 變成 年輕人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5">、理性 記錄、</text:span>描述<text:span text:style-name="T15">、思考</text:span>。</text:p>
                  <text:list>
                    <text:list-item>
                      <text:p text:style-name="P13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5">所有的</text:span>超自然現象<text:span text:style-name="T15">必定</text:span>有<text:span text:style-name="T15">某個</text:span>自然的原因，只是當事人知識<text:span text:style-name="T15">水平不足、</text:span>水準不足，無法解釋而已<text:span text:style-name="T1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3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5">現象其實</text:span>是對神的褻瀆，<text:span text:style-name="T15">因為自然界的物理法則，本來就是神創造的，神幹嘛又做一件事來違反自己創造的法則，這不是一個很自相矛盾的上帝嗎？</text:span>奇蹟的存在其實證明了上帝的侷限<text:span text:style-name="T1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4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5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明顯例子。</text:p>
                      <text:list>
                        <text:list-item>
                          <text:p text:style-name="P20">假定，某一特定照片 顯示，某一特定個體、某一特定手機。</text:p>
                        </text:list-item>
                        <text:list-item>
                          <text:p text:style-name="P20">假定，該照片 顯示，該個體的 手 觸碰到，該手機的 手機螢幕。</text:p>
                        </text:list-item>
                        <text:list-item>
                          <text:p text:style-name="P20">假定，該照片 顯示，手機螢幕的 畫面顯示 是 手機遊戲的 畫面。</text:p>
                        </text:list-item>
                        <text:list-item>
                          <text:p text:style-name="P20">其他個體 有機率認定，該個體 在 浪費時間 玩遊戲。</text:p>
                        </text:list-item>
                        <text:list-item>
                          <text:p text:style-name="P20">其他個體 有機率認定，該個體 在 消磨時間 玩遊戲。</text:p>
                        </text:list-item>
                        <text:list-item>
                          <text:p text:style-name="P20">其他個體 有機率認定，該個體 在 訓練腦力 玩遊戲。</text:p>
                        </text:list-item>
                        <text:list-item>
                          <text:p text:style-name="P20">其他個體 有機率認定，該個體 在被 奶嘴樂 玩遊戲。</text:p>
                        </text:list-item>
                        <text:list-item>
                          <text:p text:style-name="P20">客觀、理性 是，描述 畫面、感測。</text:p>
                          <text:list>
                            <text:list-item>
                              <text:p text:style-name="P16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5">、提升</text:span> 意志力<text:span text:style-name="T15">、專注力</text:span>。</text:p>
                  <text:list>
                    <text:list-item>
                      <text:p text:style-name="P17">肉質層個體的 意志力、專注力 越強，精神層個體、超能力個體 的 影響 越低落。</text:p>
                    </text:list-item>
                    <text:list-item>
                      <text:p text:style-name="P17">思想、決策、行動 不要 變來變去、猶豫不決、三心二意。</text:p>
                      <text:list>
                        <text:list-item>
                          <text:p text:style-name="P17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7">經驗 →<text:span text:style-name="T18"> 改過 → 不重新犯錯。</text:span></text:p>
                </text:list-item>
              </text:list>
            </text:list-item>
          </text:list>
        </text:list-item>
        <text:list-item>
          <text:p text:style-name="P8"><text:bookmark-start text:name="精神世界學"/>精神世界學<text:bookmark-end text:name="精神世界學"/></text:p>
          <text:list>
            <text:list-item>
              <text:p text:style-name="P18"><text:span text:style-name="T14">精神世界學</text:span> 是 <text:span text:style-name="T14">精神世界的 學門</text:span>。</text:p>
              <text:list>
                <text:list-item>
                  <text:p text:style-name="P18"><text:span text:style-name="T14">精神世界學</text:span> 是 <text:span text:style-name="T10">物質世界的個體 </text:span>記錄、好奇、探索 <text:span text:style-name="T14">精神世界，的 學門</text:span>。</text:p>
                </text:list-item>
                <text:list-item>
                  <text:p text:style-name="P5"><text:span text:style-name="T14">精神世界學</text:span> 是 記錄、好奇、探索<text:span text:style-name="T15">、思考、質疑、驗證、傳承</text:span> <text:span text:style-name="T14">精神世界的</text:span><text:span text:style-name="T16"> 投影世界觀 </text:span><text:span text:style-name="T14">學門</text:span>。</text:p>
                </text:list-item>
              </text:list>
            </text:list-item>
            <text:list-item>
              <text:p text:style-name="P18"><text:span text:style-name="T14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6"><text:span text:style-name="T14">精神世界學</text:span> <text:span text:style-name="T13">↔</text:span><text:span text:style-name="T12"> </text:span><text:span text:style-name="T10">物質世界</text:span><text:span text:style-name="T14">學</text:span>。</text:p>
                  <text:list>
                    <text:list-item>
                      <text:p text:style-name="P19"><text:span text:style-name="T14">精神世界的 </text:span>神學、哲學、數學、物理學 <text:span text:style-name="T13">↔</text:span><text:span text:style-name="T12"> </text:span><text:span text:style-name="T10">物質世界</text:span><text:span text:style-name="T14">的 </text:span>神學、哲學、數學、物理學。</text:p>
                    </text:list-item>
                    <text:list-item>
                      <text:p text:style-name="P19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00:14:27.536000000</dc:date>
    <meta:editing-duration>P16DT13H37M41S</meta:editing-duration>
    <meta:editing-cycles>15355</meta:editing-cycles>
    <meta:document-statistic meta:table-count="0" meta:image-count="0" meta:object-count="0" meta:page-count="1" meta:paragraph-count="62" meta:word-count="1757" meta:character-count="2057" meta:non-whitespace-character-count="1858"/>
  </office:meta>
</office:document-meta>
</file>